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DDDD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CC00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99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CCCCC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1933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003333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99CC99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9CCC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CC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6699C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99CC99" style:repeat-content="false"/>
      <style:paragraph-properties fo:text-align="start" fo:margin-left="0cm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DDDDDD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6699CC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fo:background-color="#CCCCCC"/>
    </style:style>
    <style:style style:name="ce26" style:family="table-cell" style:parent-style-name="Default" style:data-style-name="N0">
      <style:table-cell-properties fo:border="thin solid #000000" fo:background-color="#99CC99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6.82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8.175625cm"/>
    </style:style>
    <style:style style:name="co14" style:family="table-column">
      <style:table-column-properties fo:break-before="auto" style:column-width="4.41854166666667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14854166666667cm"/>
    </style:style>
    <style:style style:name="co18" style:family="table-column">
      <style:table-column-properties fo:break-before="auto" style:column-width="5.26520833333333cm"/>
    </style:style>
    <style:style style:name="co19" style:family="table-column">
      <style:table-column-properties fo:break-before="auto" style:column-width="3.91583333333333cm"/>
    </style:style>
    <style:style style:name="co20" style:family="table-column">
      <style:table-column-properties fo:break-before="auto" style:column-width="4.02166666666667cm"/>
    </style:style>
    <style:style style:name="co21" style:family="table-column">
      <style:table-column-properties fo:break-before="auto" style:column-width="3.06916666666667cm"/>
    </style:style>
    <style:style style:name="co22" style:family="table-column">
      <style:table-column-properties fo:break-before="auto" style:column-width="3.254375cm"/>
    </style:style>
    <style:style style:name="co23" style:family="table-column">
      <style:table-column-properties fo:break-before="auto" style:column-width="3.571875cm"/>
    </style:style>
    <style:style style:name="co24" style:family="table-column">
      <style:table-column-properties fo:break-before="auto" style:column-width="3.43958333333333cm"/>
    </style:style>
    <style:style style:name="co25" style:family="table-column">
      <style:table-column-properties fo:break-before="auto" style:column-width="3.46604166666667cm"/>
    </style:style>
    <style:style style:name="co26" style:family="table-column">
      <style:table-column-properties fo:break-before="auto" style:column-width="3.67770833333333cm"/>
    </style:style>
    <style:style style:name="co27" style:family="table-column">
      <style:table-column-properties fo:break-before="auto" style:column-width="5.60916666666667cm"/>
    </style:style>
    <style:style style:name="co28" style:family="table-column">
      <style:table-column-properties fo:break-before="auto" style:column-width="6.50875cm"/>
    </style:style>
    <style:style style:name="co29" style:family="table-column">
      <style:table-column-properties fo:break-before="auto" style:column-width="5.0535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74.25pt" style:use-optimal-row-height="fals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90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mpétence_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5" table:number-rows-spanned="1" table:style-name="ce7">
            <text:p>Compétence 1- réaliser un développement d'application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3" table:style-name="ce8">
            <text:p>composantes essentielles</text:p>
          </table:table-cell>
          <table:table-cell office:value-type="string" table:number-columns-spanned="4" table:number-rows-spanned="1" table:style-name="ce9">
            <text:p>j'ai agi et réalisé un développement d'applications informatiques simple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13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expliquant et communiquant l'avancée au client et aux utilisateur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mplémenté des conceptions simpl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précisant et en respectant les besoins décrits par le cli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élaboré des conceptions simpl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ppliquant les principes algorithm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fait des essais et évalué leurs résultats en regard des spécification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veillant à la qualité du code et à sa document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développé des interfaces utilisateur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a législation et les normes professionnelles et les enjeux sociétaux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hoisissant les ressources techniques appropriées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5" table:number-rows-spanned="1" table:style-name="ce7">
            <text:p>Compétence 1- réaliser un développement d'application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3" table:style-name="ce8">
            <text:p>composantes essentielles</text:p>
          </table:table-cell>
          <table:table-cell office:value-type="string" table:number-columns-spanned="4" table:number-rows-spanned="1" table:style-name="ce9">
            <text:p>je suis parti des exigences et suis allé jusqu'à une application complèt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e application complète depuis les exigences car</text:p>
          </table:table-cell>
          <table:covered-table-cell table:number-columns-repeated="3"/>
          <table:table-cell office:value-type="string" table:number-columns-spanned="1" table:number-rows-spanned="13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expliquant et communiquant l'avancée au client et aux utilisateur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élaboré et implémenté les spécifications fonctionnelles et non fonctionnelles à partir des exigenc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précisant et en respectant les besoins décrits par le cli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ppliqué les principes d'accessibilité et d'ergonomi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ppliquant les principes algorithm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dopté les bonnes pratiques de conception et de programm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veillant à la qualité du code et à sa document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vérifié et validé la qualité de l'application par les test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a législation et les normes professionnelles et les enjeux sociétaux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hoisissant les ressources techniques appropriées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5" table:number-rows-spanned="1" table:style-name="ce17"/>
          <table:covered-table-cell table:number-columns-repeated="4"/>
          <table:table-cell table:number-columns-repeated="16376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Compétence_2" table:style-name="ta1">
        <table:table-column table:style-name="co7" table:default-cell-style-name="ce1"/>
        <table:table-column table:style-name="co8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4" table:default-cell-style-name="ce1"/>
        <table:table-column table:style-name="co11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style-name="ce1"/>
          <table:table-cell office:value-type="string" table:number-columns-spanned="6" table:number-rows-spanned="1" table:style-name="ce7">
            <text:p>Compétence 2 – optimiser des applications</text:p>
          </table:table-cell>
          <table:covered-table-cell table:number-columns-repeated="5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appréhendé et construit des algorithme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construires des algorithm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formalisant et modélisant des situations complex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nalysé un problème avec méthod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censant les algorithmes et les structures de données usuel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comparé des algorithmes pour des problèmes classiques (tris simples, recherche...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schémas de raisonnem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expérimenté la notion de compilation et les représentations bas niveau des donn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justifiant les choix et validant les résultat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formalisé et mis en œuvre des outils mathématiques pour l'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number-columns-spanned="6" table:number-rows-spanned="1" table:style-name="ce7">
            <text:p>Compétence 2 – optimiser des applications</text:p>
          </table:table-cell>
          <table:covered-table-cell table:number-columns-repeated="5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sélectionné les algorithmes adéquats pour répondre à un problème donné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sélectionner les algorithmes adéquats pour répondre à un problème donné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formalisant et modélisant des situations complex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hoisi des structures de données complexes adaptées au problèm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censant les algorithmes et les structures de données usuel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des techniques d'algo adaptées pour des problèmes complex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schémas de raisonnemen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mpris les enjeux et moyens de sécurisation des données et du cod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justifiant les choix et validant les résultat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évalué l'impact environnemental et sociétal des solutions propos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spanned="6" table:number-rows-spanned="1" table:style-name="ce17"/>
          <table:covered-table-cell table:number-columns-repeated="5"/>
          <table:table-cell table:number-columns-repeated="16376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Compétence_3" table:style-name="ta1">
        <table:table-column table:style-name="co12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6" table:number-rows-spanned="1" table:style-name="ce7">
            <text:p>Compétence 3 – administrer des systèmes informatiques communicants complexes</text:p>
          </table:table-cell>
          <table:covered-table-cell table:number-columns-repeated="5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installé et configuré un poste de travail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configurer un poste de travail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sécurisant le système d'inform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différents composants ((matériels et logiciels) d'un système numér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3">
          <table:covered-table-cell/>
          <table:table-cell office:value-type="string" table:style-name="ce5">
            <text:p>non</text:p>
          </table:table-cell>
          <table:table-cell office:value-type="string" table:style-name="ce18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Gestion des drtois d'utilisateur et configation des mots de passe</text:p>
          </table:table-cell>
          <table:table-cell office:value-type="string" table:style-name="ce5">
            <text:p>Nous avons identifier les diffenret système, noyau de système les different composant du système de reseau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18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ppliquant les obligations légales et les bonnes pratiques architecturales et de sécur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les fonctionnalités de base d'un système multitâches / multi utilisateur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4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office:value-type="string" table:style-name="ce5">
            <text:p>Configuration de plusieurs utilsateur , administrateur, gestion des droits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18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offrant une qualité de service optima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nstallé et configuré un système d'exploitation et des outils de développemen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5">
          <table:covered-table-cell/>
          <table:table-cell office:value-type="string" table:style-name="ce5">
            <text:p>non</text:p>
          </table:table-cell>
          <table:table-cell office:value-type="string" table:style-name="ce18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Configatation de compte pour chaque utilisateur avec son propre environnement de travail<text:s/></text:p>
          </table:table-cell>
          <table:table-cell office:value-type="string" table:style-name="ce5">
            <text:p>Installation d'un système, configuration du système. Installation de plusieurs logiciel et système git.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18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ssurant la continuité d'activ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configuré un poste de travail dans un réseau d'entrepris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6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18">
            <text:p>assez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Le systeme ne demande pas de mise a jour reguliere ni de traitement regulisr du système pour un fonctionalité optimal. Configuration d'un mirroir offrant plusieur package<text:s/></text:p>
          </table:table-cell>
          <table:table-cell table:style-name="ce5"/>
          <table:table-cell office:value-type="string" table:style-name="ce28">
            <text:p>non</text:p>
          </table:table-cell>
          <table:table-cell office:value-type="string" table:style-name="ce27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6" table:number-rows-spanned="1" table:style-name="ce7">
            <text:p>Compétence 3 – administrer des systèmes informatiques communicants complexes</text:p>
          </table:table-cell>
          <table:covered-table-cell table:number-columns-repeated="5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déployé des services dans une architecture réseau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déployer des services dans une architecture réseau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sécurisant le système d'inform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nçu et développé des applications communicant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ppliquant les normes en vigueur et les bonnes pratiques architecturales et de sécurité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utilisé des serveurs et des services réseaux virtualisé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offrant une qualité de service optima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sécurisé les services et données d'un systèm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ssurant la continuité d'activité</text:p>
          </table:table-cell>
          <table:covered-table-cell table:number-columns-repeated="3"/>
          <table:table-cell table:number-columns-repeated="2" table:style-name="ce5"/>
          <table:table-cell table:style-name="ce19"/>
          <table:table-cell table:number-columns-repeated="3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table:style-name="ce20"/>
          <table:table-cell table:number-columns-repeated="3" table:style-name="ce6"/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6" table:number-rows-spanned="1" table:style-name="ce17"/>
          <table:covered-table-cell table:number-columns-repeated="5"/>
          <table:table-cell table:number-columns-repeated="16375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Compétence_4" table:style-name="ta1">
        <table:table-column table:style-name="co5" table:default-cell-style-name="ce1"/>
        <table:table-column table:style-name="co2" table:number-columns-repeated="3" table:default-cell-style-name="ce1"/>
        <table:table-column table:style-name="co20" table:default-cell-style-name="ce1"/>
        <table:table-column table:style-name="co2" table:number-columns-repeated="5" table:default-cell-style-name="ce1"/>
        <table:table-column table:style-name="co21" table:default-cell-style-name="ce1"/>
        <table:table-column table:style-name="co22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style-name="ce1">
            <text:p>Compétence 4 –gérer des données de l'information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conçu et mis en place une base de données à partir d'un cahier des charges client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respectant les réglementations sur le respect de la vie privée et la protection des données personnell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mis à jour et interrogé une base de données relationnelle (en requêtes directes ou à travers une application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des enjeux économiques, sociétaux et écologiques de l'utilisation et du stockage des données, ainsi que des différentes infrastructures (datacenters, cloud, etc.)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visualisé des donné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bases mathé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nçu une base de données <text:s/>relationnelle à partir d'un cahier des charg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assurant la cohérence et la qualité</text:p>
          </table:table-cell>
          <table:covered-table-cell table:number-columns-repeated="3"/>
          <table:table-cell table:style-name="ce5"/>
          <table:table-cell table:number-columns-repeated="5" table:style-name="ce21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21"/>
          <table:covered-table-cell/>
          <table:table-cell table:number-columns-repeated="16372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2" table:style-name="ce1"/>
          <table:table-cell office:value-type="string" table:style-name="ce1">
            <text:p>Compétence 4 –gérer des données de l'information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optimisé une base de données et j'ai interagi avec une application et mis en œuvre la sécurité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optimiser, interagir et mettre en œuvre la sécurité d'une base de données <text:s/>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respectant les réglementations sur le respect de la vie privée et la protection des données personnell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optimisé les modèles de données de l'entrepris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des enjeux économiques, sociétaux et écologiques de l'utilisation et du stockage des données, ainsi que des différentes infrastructures (datacenters, cloud, etc.)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ssuré la confidentialité des données (intégrité et sécurité)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'appuyant sur des bases mathé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organisé la restitution de données à travers la programmation et la visual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7">
          <table:covered-table-cell/>
          <table:table-cell office:value-type="string" table:number-columns-spanned="4" table:number-rows-spanned="1" table:style-name="ce16">
            <text:p>en assurant la cohérence et la qualité</text:p>
          </table:table-cell>
          <table:covered-table-cell table:number-columns-repeated="3"/>
          <table:table-cell table:style-name="ce5"/>
          <table:table-cell table:style-name="ce22"/>
          <table:table-cell office:value-type="string" table:number-columns-spanned="4" table:number-rows-spanned="1" table:style-name="ce23">
            <text:p>j'ai manipulé des données hétérogèn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style-name="ce22"/>
          <table:table-cell office:value-type="string" table:style-name="ce22">
            <text:p>non</text:p>
          </table:table-cell>
          <table:table-cell office:value-type="string" table:style-name="ce22">
            <text:p>peu</text:p>
          </table:table-cell>
          <table:table-cell office:value-type="string" table:style-name="ce22">
            <text:p>assez</text:p>
          </table:table-cell>
          <table:table-cell office:value-type="string" table:style-name="ce22">
            <text:p>bien</text:p>
          </table:table-cell>
          <table:covered-table-cell/>
          <table:table-cell table:number-columns-repeated="16372"/>
        </table:table-row>
        <table:table-row table:number-rows-repeated="1048547" table:style-name="ro2">
          <table:table-cell table:number-columns-repeated="16384"/>
        </table:table-row>
      </table:table>
      <table:table table:name="Compétence_5" table:style-name="ta1">
        <table:table-column table:style-name="co23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7" table:number-rows-spanned="1" table:style-name="ce7">
            <text:p>Compétence 5 – Conduire un projet</text:p>
          </table:table-cell>
          <table:covered-table-cell table:number-columns-repeated="6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1" table:style-name="ce8">
            <text:p>composantes essentielles</text:p>
          </table:table-cell>
          <table:table-cell office:value-type="string" table:number-columns-spanned="4" table:number-rows-spanned="1" table:style-name="ce9">
            <text:p>j'ai identifié les besoins métiers des clients et des utilisateur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identifier les besoins métiers des clients et des utilisateurs car</text:p>
          </table:table-cell>
          <table:covered-table-cell table:number-columns-repeated="3"/>
          <table:table-cell office:value-type="string" table:number-columns-spanned="1" table:number-rows-spanned="11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communiquant efficacement avec les différents acteurs d'un projet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ppréhendé les besoins du client et de l'utilisateur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respectant les règles juridiques et les normes en vigueur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mis en place les outils de gestion de proje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ensibilisant à une <text:s/>gestion éthique, responsable, durable et interculturell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fié les acteurs et les différentes phases d'un cycle de développemen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doptant une démarche proactive, créative et critique</text:p>
          </table:table-cell>
          <table:covered-table-cell table:number-columns-repeated="3"/>
          <table:table-cell table:style-name="ce5"/>
          <table:table-cell table:style-name="ce6"/>
          <table:table-cell table:number-columns-spanned="4" table:number-rows-spanned="1" table:style-name="ce25"/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table:number-columns-spanned="4" table:number-rows-spanned="1" table:style-name="ce26"/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table:number-columns-repeated="5" table:style-name="ce5"/>
          <table:table-cell table:number-columns-repeated="5" table:style-name="ce6"/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7" table:number-rows-spanned="1" table:style-name="ce7">
            <text:p>Compétence 5 – Conduire un projet</text:p>
          </table:table-cell>
          <table:covered-table-cell table:number-columns-repeated="6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11" table:style-name="ce8">
            <text:p>composantes essentielles</text:p>
          </table:table-cell>
          <table:table-cell office:value-type="string" table:number-columns-spanned="4" table:number-rows-spanned="1" table:style-name="ce9">
            <text:p>j'ai appliqué une démarche de suivi de projet en fonction des besoins métiers des clients et des utilisateurs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appliquer une démarche de suivi de gestion de projet en fonction des besoins métiers des clients et des utilisateurs car</text:p>
          </table:table-cell>
          <table:covered-table-cell table:number-columns-repeated="3"/>
          <table:table-cell office:value-type="string" table:number-columns-spanned="1" table:number-rows-spanned="11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dentifiant les problématiques du client et les enjeux économiques de l'organisation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processus présents dans une organisation en vue d'améliorer les systèmes d'inform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24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doptant une démarche proactive, créative et critiqu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formalisé les besoins du client et de l'utilisateur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respectant les règles juridiques et les normes en vigueur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critères de faisabilité d'un projet 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communiquant efficacement avec les différents acteurs d'un projet</text:p>
          </table:table-cell>
          <table:covered-table-cell table:number-columns-repeated="3"/>
          <table:table-cell table:style-name="ce5"/>
          <table:table-cell table:style-name="ce22"/>
          <table:table-cell office:value-type="string" table:number-columns-spanned="4" table:number-rows-spanned="1" table:style-name="ce15">
            <text:p>j'ai défini et mis en œuvre une démarche de gestion de projet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style-name="ce22"/>
          <table:table-cell office:value-type="string" table:style-name="ce22">
            <text:p>non</text:p>
          </table:table-cell>
          <table:table-cell office:value-type="string" table:style-name="ce22">
            <text:p>peu</text:p>
          </table:table-cell>
          <table:table-cell office:value-type="string" table:style-name="ce22">
            <text:p>assez</text:p>
          </table:table-cell>
          <table:table-cell office:value-type="string" table:style-name="ce22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sensibilisant à une <text:s/>gestion éthique, responsable, durable et interculturelle</text:p>
          </table:table-cell>
          <table:covered-table-cell table:number-columns-repeated="3"/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style-name="ce5"/>
          <table:table-cell table:number-columns-repeated="5" table:style-name="ce6"/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7" table:number-rows-spanned="1" table:style-name="ce17"/>
          <table:covered-table-cell table:number-columns-repeated="6"/>
          <table:table-cell table:number-columns-repeated="16374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Compétence_6" table:style-name="ta1">
        <table:table-column table:style-name="co27" table:default-cell-style-name="ce1"/>
        <table:table-column table:style-name="co2" table:number-columns-repeated="4" table:default-cell-style-name="ce1"/>
        <table:table-column table:style-name="co28" table:number-columns-repeated="2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9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Niveau 1</text:p>
          </table:table-cell>
          <table:table-cell table:number-columns-repeated="2" table:style-name="ce1"/>
          <table:table-cell office:value-type="string" table:number-columns-spanned="7" table:number-rows-spanned="1" table:style-name="ce7">
            <text:p>Compétence 6 – collaborer au sein d' une équipe informatique</text:p>
          </table:table-cell>
          <table:covered-table-cell table:number-columns-repeated="6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identifié mes aptitudes pour travailler dans une équipe informatiqu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'identifier les aptitudes pour travailler dans une équipe informatique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nscrivant sa démarche dans une équipe pluridisciplinair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appréhendé l'écosystème numér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ccompagnant la mise en œuvre des évolutions infor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découvert les aptitudes requises selon les différents métiers informatiques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veillant au respect et contraintes jurid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identifié les statut, les fonctions et les rôles de chaque memebre d'une équipe pluridisciplinair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développant une communication efficace et collaborativ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cquis les compétences interpersonnelles pour travailler en équip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Niveau 2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number-columns-spanned="7" table:number-rows-spanned="1" table:style-name="ce7">
            <text:p>Compétence 6 – collaborer au sein d'une équipe informatique</text:p>
          </table:table-cell>
          <table:covered-table-cell table:number-columns-repeated="6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9" table:style-name="ce8">
            <text:p>composantes essentielles</text:p>
          </table:table-cell>
          <table:table-cell office:value-type="string" table:number-columns-spanned="4" table:number-rows-spanned="1" table:style-name="ce9">
            <text:p>j'ai situé mon rôle et mes missions au sein d'une équipe informatique</text:p>
          </table:table-cell>
          <table:covered-table-cell table:number-columns-repeated="3"/>
          <table:table-cell office:value-type="string" table:style-name="ce3">
            <text:p>preuves CE</text:p>
          </table:table-cell>
          <table:table-cell office:value-type="string" table:style-name="ce4">
            <text:p>preuves AC</text:p>
          </table:table-cell>
          <table:table-cell office:value-type="string" table:number-columns-spanned="4" table:number-rows-spanned="1" table:style-name="ce10">
            <text:p>j'ai appris et suis à même de réaliser un développement d'applications informatiques simples car</text:p>
          </table:table-cell>
          <table:covered-table-cell table:number-columns-repeated="3"/>
          <table:table-cell office:value-type="string" table:number-columns-spanned="1" table:number-rows-spanned="9" table:style-name="ce11">
            <text:p>apprentissages critiques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2">
            <text:p>en inscrivant sa démarche dans une équipe pluridisciplinair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compris la diversité, la structure et la dimension de l'informatique dans une organ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accompagnant la mise en œuvre des évolutions informat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'ai appliqué une démarche pour intégrer une équipe informatique au sein d'une organisation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6">
            <text:p>en veillant au respect et contraintes juridiques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3">
            <text:p>j'ai mobilisé les compétences interpersonnelles pour intégrer une équipe informatiqu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number-columns-spanned="4" table:number-rows-spanned="1" table:style-name="ce14">
            <text:p>en développant une communication efficace et collaborative</text:p>
          </table:table-cell>
          <table:covered-table-cell table:number-columns-repeated="3"/>
          <table:table-cell table:number-columns-repeated="2" table:style-name="ce5"/>
          <table:table-cell office:value-type="string" table:number-columns-spanned="4" table:number-rows-spanned="1" table:style-name="ce15">
            <text:p>je sais rendre compte de mon activité professionnelle</text:p>
          </table:table-cell>
          <table:covered-table-cell table:number-columns-repeated="3"/>
          <table:covered-table-cell/>
          <table:table-cell table:number-columns-repeated="16372"/>
        </table:table-row>
        <table:table-row table:style-name="ro2">
          <table:covered-table-cell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table-cell table:number-columns-repeated="2" table:style-name="ce5"/>
          <table:table-cell office:value-type="string" table:style-name="ce5">
            <text:p>non</text:p>
          </table:table-cell>
          <table:table-cell office:value-type="string" table:style-name="ce5">
            <text:p>peu</text:p>
          </table:table-cell>
          <table:table-cell office:value-type="string" table:style-name="ce5">
            <text:p>assez</text:p>
          </table:table-cell>
          <table:table-cell office:value-type="string" table:style-name="ce5">
            <text:p>bien</text:p>
          </table:table-cell>
          <table:covered-table-cell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number-columns-spanned="7" table:number-rows-spanned="1" table:style-name="ce17"/>
          <table:covered-table-cell table:number-columns-repeated="6"/>
          <table:table-cell table:number-columns-repeated="16374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illies Dhb</meta:initial-creator>
    <dc:creator>illies douhab</dc:creator>
    <meta:creation-date>2021-12-16T14:05:52Z</meta:creation-date>
    <dc:date>2023-04-05T16:09:56Z</dc:date>
    <meta:editing-cycles>16</meta:editing-cycles>
    <meta:editing-duration>PT11780S</meta:editing-duration>
  </office:meta>
</office:document-meta>
</file>